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Arabic1" svg:font-family="'Adobe Arabic'" style:font-pitch="variable"/>
    <style:font-face style:name="Adobe Arabic" svg:font-family="'Adobe Arabic'" style:font-adornments="Bold" style:font-pitch="variable"/>
    <style:font-face style:name="Adobe Garamond Pro Bold" svg:font-family="'Adobe Garamond Pro Bold'" style:font-pitch="variable"/>
    <style:font-face style:name="Adobe Heiti Std R" svg:font-family="'Adobe Heiti Std R'" style:font-pitch="variable"/>
    <style:font-face style:name="Andalus" svg:font-family="Andalus" style:font-pitch="variable"/>
    <style:font-face style:name="Adobe Garamond Pro" svg:font-family="'Adobe Garamond Pro'" style:font-family-generic="roma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ffffcc" draw:fill="solid" draw:fill-color="#ff808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style:font-name="Andalus" fo:font-size="13pt" style:font-size-asian="13pt" style:font-size-complex="13pt"/>
    </style:style>
    <style:style style:name="P2" style:family="paragraph">
      <style:paragraph-properties fo:text-align="end"/>
      <style:text-properties style:font-name="Andalus" fo:font-size="13pt" style:font-size-asian="13pt" style:font-size-complex="13pt"/>
    </style:style>
    <style:style style:name="P3" style:family="paragraph">
      <style:paragraph-properties fo:text-align="center"/>
      <style:text-properties style:font-name="Andalus" fo:font-size="14pt" style:font-size-asian="14pt" style:font-size-complex="14pt"/>
    </style:style>
    <style:style style:name="P4" style:family="paragraph">
      <style:paragraph-properties fo:text-align="start"/>
      <style:text-properties style:font-name="Andalus" style:font-name-asian="Andalus"/>
    </style:style>
    <style:style style:name="P5" style:family="paragraph">
      <style:paragraph-properties fo:text-align="start"/>
      <style:text-properties style:font-name="Andalus" fo:font-size="12pt" style:font-name-asian="Andalus" style:font-size-asian="12pt" style:font-size-complex="12pt"/>
    </style:style>
    <style:style style:name="P6" style:family="paragraph">
      <style:paragraph-properties fo:text-align="center"/>
    </style:style>
    <style:style style:name="T1" style:family="text">
      <style:text-properties style:font-name="Andalus" fo:font-size="13pt" style:font-size-asian="13pt" style:font-size-complex="13pt"/>
    </style:style>
    <style:style style:name="T2" style:family="text">
      <style:text-properties fo:color="#1c1c1c" style:font-name="Andalus" fo:font-size="13pt" style:font-size-asian="13pt" style:font-size-complex="13pt"/>
    </style:style>
    <style:style style:name="T3" style:family="text">
      <style:text-properties style:font-name="Adobe Garamond Pro" fo:font-size="13pt" style:font-size-asian="13pt" style:font-size-complex="13pt"/>
    </style:style>
    <style:style style:name="T4" style:family="text">
      <style:text-properties style:font-name="Andalus" fo:font-size="14pt" style:font-size-asian="14pt" style:font-size-complex="14pt"/>
    </style:style>
    <style:style style:name="T5" style:family="text">
      <style:text-properties style:font-name="Adobe Garamond Pro" fo:font-size="14pt" style:font-size-asian="14pt" style:font-size-complex="14pt"/>
    </style:style>
    <style:style style:name="T6" style:family="text">
      <style:text-properties style:font-name="Andalus" fo:font-size="12pt" style:font-name-asian="Andalus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2" draw:id="id2" draw:layer="layout" svg:width="1.778cm" svg:height="1.016cm" svg:x="3.583cm" svg:y="0.016cm">
            <text:p text:style-name="P1"><text:span text:style-name="T1">selector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4" draw:id="id4" draw:layer="layout" svg:width="2.413cm" svg:height="1.016cm" svg:x="5.361cm" svg:y="0.016cm">
            <text:p text:style-name="P2"><text:span text:style-name="T1">{ </text:span><text:span text:style-name="T2">property </text:span><text:span text:style-name="T3">: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xml:id="id6" draw:id="id6" draw:layer="layout" svg:width="1.905cm" svg:height="1.016cm" svg:x="7.647cm" svg:y="0.016cm">
            <text:p text:style-name="P3"><text:span text:style-name="T4">value</text:span><text:span text:style-name="T5">;</text:span><text:span text:style-name="T4"> }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xml:id="id1" draw:id="id1" draw:layer="layout" svg:width="4.064cm" svg:height="3.302cm" svg:x="0.051cm" svg:y="1.794cm">
            <text:p text:style-name="P4"><text:span text:style-name="T6">选择器：表明花括号</text:span></text:p>
            <text:p text:style-name="P4"><text:span text:style-name="T6">中的属性设置将应用</text:span></text:p>
            <text:p text:style-name="P4"><text:span text:style-name="T6">于哪些</text:span><text:span text:style-name="T6">HTML</text:span><text:span text:style-name="T6">元素，</text:span></text:p>
            <text:p text:style-name="P4"><text:span text:style-name="T6">例如</text:span><text:span text:style-name="T6">body</text:span><text:span text:style-name="T6">等。</text:span></text:p>
            <draw:enhanced-geometry svg:viewBox="0 0 21600 21600" draw:type="rectangle" draw:enhanced-path="M 0 0 L 21600 0 21600 21600 0 21600 0 0 Z N"/>
          </draw:custom-shape>
          <draw:connector draw:style-name="gr3" draw:text-style-name="P6" draw:layer="layout" draw:type="line" svg:x1="2.083cm" svg:y1="1.794cm" svg:x2="4.472cm" svg:y2="1.032cm" draw:start-shape="id1" draw:start-glue-point="0" draw:end-shape="id2" draw:end-glue-point="2" svg:d="m2083 1794 2389-762" svg:viewBox="0 0 2390 763">
            <text:p/>
          </draw:connector>
          <draw:custom-shape draw:style-name="gr2" draw:text-style-name="P5" xml:id="id3" draw:id="id3" draw:layer="layout" svg:width="4.699cm" svg:height="3.302cm" svg:x="4.218cm" svg:y="1.794cm">
            <text:p text:style-name="P4"><text:span text:style-name="T6">属性：例如用于设置</text:span></text:p>
            <text:p text:style-name="P4"><text:span text:style-name="T6">背景色的属性</text:span></text:p>
            <text:p text:style-name="P4"><text:span text:style-name="T6">background-color</text:span><text:span text:style-name="T6">等。</text:span></text:p>
            <text:p text:style-name="P4"><text:span text:style-name="T6"/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6.567cm" svg:y1="1.794cm" svg:x2="6.567cm" svg:y2="1.032cm" draw:start-shape="id3" draw:start-glue-point="0" draw:end-shape="id4" draw:end-glue-point="2" svg:d="m6567 1794v-762" svg:viewBox="0 0 1 763">
            <text:p/>
          </draw:connector>
          <draw:custom-shape draw:style-name="gr2" draw:text-style-name="P5" xml:id="id5" draw:id="id5" draw:layer="layout" svg:width="4.372cm" svg:height="3.302cm" svg:x="8.99cm" svg:y="1.794cm">
            <text:p text:style-name="P4"><text:span text:style-name="T6">值：</text:span><text:span text:style-name="T6">background-color</text:span></text:p>
            <text:p text:style-name="P4"><text:span text:style-name="T6">属性的值可以是</text:span><text:span text:style-name="T6">#fff,</text:span></text:p>
            <text:p text:style-name="P4"><text:span text:style-name="T6">代表白色。</text:span></text:p>
            <text:p text:style-name="P4"><text:span text:style-name="T6"/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1.176cm" svg:y1="1.794cm" svg:x2="8.599cm" svg:y2="1.032cm" draw:start-shape="id5" draw:start-glue-point="0" draw:end-shape="id6" draw:end-glue-point="2" svg:d="m11176 1794-2577-762" svg:viewBox="0 0 2578 763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dobe Arabic1" svg:font-family="'Adobe Arabic'" style:font-pitch="variable"/>
    <style:font-face style:name="Adobe Arabic" svg:font-family="'Adobe Arabic'" style:font-adornments="Bold" style:font-pitch="variable"/>
    <style:font-face style:name="Adobe Garamond Pro Bold" svg:font-family="'Adobe Garamond Pro Bold'" style:font-pitch="variable"/>
    <style:font-face style:name="Adobe Heiti Std R" svg:font-family="'Adobe Heiti Std R'" style:font-pitch="variable"/>
    <style:font-face style:name="Andalus" svg:font-family="Andalus" style:font-pitch="variable"/>
    <style:font-face style:name="Adobe Garamond Pro" svg:font-family="'Adobe Garamond Pro'" style:font-family-generic="roma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411cm" fo:page-height="5.1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oyu </meta:initial-creator>
    <meta:creation-date>2014-01-06T13:46:21.999282168</meta:creation-date>
    <dc:date>2014-01-06T14:06:30.439363135</dc:date>
    <dc:creator>guoyu </dc:creator>
    <meta:editing-duration>PT4M7S</meta:editing-duration>
    <meta:editing-cycles>3</meta:editing-cycles>
    <meta:generator>LibreOffice/4.1.4.2$Linux_X86_64 LibreOffice_project/410$Build-2</meta:generator>
    <meta:document-statistic meta:object-count="10"/>
  </office:meta>
</office:document-meta>
</file>